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4cf05" officeooo:paragraph-rsid="0024cf05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6f6f3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2695de" style:font-style-asian="normal" style:font-weight-asian="normal"/>
    </style:style>
    <style:style style:name="T5" style:family="text">
      <style:text-properties fo:language="en" fo:country="US" officeooo:rsid="0020bd24"/>
    </style:style>
    <style:style style:name="T6" style:family="text">
      <style:text-properties fo:language="en" fo:country="US" officeooo:rsid="00218cbb"/>
    </style:style>
    <style:style style:name="T7" style:family="text">
      <style:text-properties fo:language="en" fo:country="US" officeooo:rsid="00234ec1"/>
    </style:style>
    <style:style style:name="T8" style:family="text">
      <style:text-properties officeooo:rsid="0025c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7">10th</text:span> of <text:span text:style-name="T7">February</text:span><text:span text:style-name="T5"> </text:span>202<text:span text:style-name="T6">6</text:span> under the <text:span text:style-name="T7">59th</text:span> PA Meeting.</text:p>
      <text:p text:style-name="P1"/>
      <text:p text:style-name="P1">The Assembly, recognising the current situation,</text:p>
      <text:p text:style-name="P1"/>
      <text:p text:style-name="P2">Constitutes the need to enable stackable <text:span text:style-name="T8">drinkable </text:span>filled bottles, and calls upon Lunar_Lunatic_ to graciously implement this. This because the current situation is annoying as hell.</text:p>
      <text:p text:style-name="P1"/>
      <text:p text:style-name="P1">And proceeds.</text:p>
      <text:p text:style-name="P1"/>
      <text:p text:style-name="P1">Signed by,</text:p>
      <text:p text:style-name="P2">Nicotinhoo</text:p>
      <text:p text:style-name="P1"/>
      <text:p text:style-name="P1"/>
      <text:p text:style-name="P1"/>
      <text:p text:style-name="Standard"><text:span text:style-name="T1">[</text:span><text:span text:style-name="T2">Motion 59-1: To enable stackable</text:span><text:span text:style-name="T3"> </text:span><text:span text:style-name="T4">drinkable</text:span><text:span text:style-name="T3"> </text:span><text:span text:style-name="T2">filled bottl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20:40:34.657681576</dc:date>
    <meta:editing-duration>PT4M20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0" meta:character-count="410" meta:non-whitespace-character-count="357"/>
  </office:meta>
</office:document-meta>
</file>